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start" style:justify-single-word="false"/>
      <style:text-properties style:font-name="Times New Roman" fo:font-size="12pt" fo:font-weight="bold" officeooo:rsid="000dc9bc" officeooo:paragraph-rsid="000dc9bc" style:font-name-asian="Times New Roman" style:font-size-asian="12pt" style:font-weight-asian="bold" style:font-name-complex="Times New Roman" style:font-size-complex="12pt" style:font-weight-complex="bold"/>
    </style:style>
    <style:style style:name="P2" style:family="paragraph" style:parent-style-name="Standard">
      <style:paragraph-properties fo:text-align="justify" style:justify-single-word="false"/>
      <style:text-properties officeooo:paragraph-rsid="000dc9bc"/>
    </style:style>
    <style:style style:name="P3" style:family="paragraph" style:parent-style-name="Standard">
      <style:paragraph-properties fo:text-align="justify" style:justify-single-word="false"/>
      <style:text-properties officeooo:paragraph-rsid="0014bda9"/>
    </style:style>
    <style:style style:name="P4" style:family="paragraph" style:parent-style-name="Text_20_body">
      <style:paragraph-properties fo:text-align="justify" style:justify-single-word="false"/>
      <style:text-properties officeooo:paragraph-rsid="000fe98c"/>
    </style:style>
    <style:style style:name="P5" style:family="paragraph" style:parent-style-name="Standard">
      <style:paragraph-properties fo:text-align="justify" style:justify-single-word="false"/>
      <style:text-properties style:font-name="Times New Roman" fo:font-size="12pt" fo:font-weight="normal" officeooo:rsid="000dc9bc" officeooo:paragraph-rsid="000dc9bc" style:font-name-asian="Times New Roman" style:font-size-asian="12pt" style:font-weight-asian="normal" style:font-name-complex="Times New Roman" style:font-size-complex="12pt" style:font-weight-complex="normal"/>
    </style:style>
    <style:style style:name="P6" style:family="paragraph" style:parent-style-name="Standard">
      <style:paragraph-properties fo:text-align="start" style:justify-single-word="false"/>
      <style:text-properties officeooo:paragraph-rsid="0020bcec"/>
    </style:style>
    <style:style style:name="T1" style:family="text">
      <style:text-properties officeooo:rsid="0009dff2"/>
    </style:style>
    <style:style style:name="T2" style:family="text">
      <style:text-properties officeooo:rsid="000e0af1"/>
    </style:style>
    <style:style style:name="T3" style:family="text">
      <style:text-properties officeooo:rsid="000fe98c"/>
    </style:style>
    <style:style style:name="T4" style:family="text">
      <style:text-properties officeooo:rsid="001013fe"/>
    </style:style>
    <style:style style:name="T5" style:family="text">
      <style:text-properties officeooo:rsid="00117312"/>
    </style:style>
    <style:style style:name="T6" style:family="text">
      <style:text-properties officeooo:rsid="00167a60"/>
    </style:style>
    <style:style style:name="T7" style:family="text">
      <style:text-properties officeooo:rsid="00183039"/>
    </style:style>
    <style:style style:name="T8" style:family="text">
      <style:text-properties officeooo:rsid="0019dbb2"/>
    </style:style>
    <style:style style:name="T9" style:family="text">
      <style:text-properties officeooo:rsid="001b94ee"/>
    </style:style>
    <style:style style:name="T10" style:family="text">
      <style:text-properties officeooo:rsid="001d6231"/>
    </style:style>
    <style:style style:name="T11" style:family="text">
      <style:text-properties officeooo:rsid="001f1f2f"/>
    </style:style>
    <style:style style:name="T12" style:family="text">
      <style:text-properties officeooo:rsid="0020bcec"/>
    </style:style>
    <style:style style:name="T13" style:family="text">
      <style:text-properties officeooo:rsid="00219049"/>
    </style:style>
    <style:style style:name="T14" style:family="text">
      <style:text-properties officeooo:rsid="0021cd34"/>
    </style:style>
    <style:style style:name="T15" style:family="text">
      <style:text-properties officeooo:rsid="0022e8c5"/>
    </style:style>
    <style:style style:name="T16" style:family="text">
      <style:text-properties officeooo:rsid="0024ad5f"/>
    </style:style>
    <style:style style:name="T17" style:family="text">
      <style:text-properties officeooo:rsid="00254b5b"/>
    </style:style>
    <style:style style:name="T18" style:family="text">
      <style:text-properties officeooo:rsid="002627c3"/>
    </style:style>
    <style:style style:name="T19" style:family="text">
      <style:text-properties officeooo:rsid="0027cba0"/>
    </style:style>
    <style:style style:name="T20" style:family="text">
      <style:text-properties officeooo:rsid="002942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text:span>edication</text:p>
      <text:p text:style-name="P5"/>
      <text:p text:style-name="P3">To the silenced, the disappeared, the punished for truth—this is yours. To my love and her father, denied justice, and to all whose lives were shattered by systems built to protect power, not people—this stands as witness. Europe, behind its polished mask, remains cruel. Its institutions speak of rights while practicing erasure. <text:span text:style-name="T11">The World is, </text:span><text:span text:style-name="T12">still </text:span><text:span text:style-name="T11">r</text:span><text:span text:style-name="T12">u</text:span><text:span text:style-name="T11">n by criminals.</text:span> Justice is not optional, is owed.</text:p>
      <text:p text:style-name="P6"><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line-break/><text:span text:style-name="Strong_20_Emphasis">Technical </text:span><text:span text:style-name="Strong_20_Emphasis"><text:span text:style-name="T9">a</text:span></text:span><text:span text:style-name="Strong_20_Emphasis">cknowledgment<text:line-break/></text:span></text:p>
      <text:p text:style-name="P4">This dissertation was built with Debian Med Pureblend on open hardware, thanks to the global free software community. Every contribution—code, patch, translation—enabled dignity under constraint, precision under pressure. It stands as proof that collective tools can outlast imposed limits. The ghost in the machine persists, <text:span text:style-name="T13">Titivillus </text:span><text:span text:style-name="T20">ends</text:span><text:span text:style-name="T13"> at every reboot, </text:span><text:span text:style-name="T14">every improving iteration</text:span>. All mistakes are ours. The wetware still <text:span text:style-name="T16">sweats,</text:span> leaks <text:span text:style-name="T17">bodily substances </text:span><text:span text:style-name="T15">and dies </text:span><text:span text:style-name="T18">mostly on</text:span><text:span text:style-name="T19">ly on</text:span><text:span text:style-name="T18">ce.</text:spa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9T11:34:42.851688231</meta:creation-date>
    <dc:date>2025-06-22T13:07:07.566210682</dc:date>
    <meta:editing-duration>PT1H4M17S</meta:editing-duration>
    <meta:editing-cycles>28</meta:editing-cycles>
    <meta:generator>LibreOffice/24.2.7.2$Linux_X86_64 LibreOffice_project/420$Build-2</meta:generator>
    <meta:document-statistic meta:table-count="0" meta:image-count="0" meta:object-count="0" meta:page-count="2" meta:paragraph-count="5" meta:word-count="141" meta:character-count="924" meta:non-whitespace-character-count="788"/>
  </office:meta>
</office:document-meta>
</file>